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c8ed" officeooo:paragraph-rsid="000ec8ed"/>
    </style:style>
    <style:style style:name="P2" style:family="paragraph" style:parent-style-name="Standard">
      <style:paragraph-properties fo:text-align="center" style:justify-single-word="false"/>
      <style:text-properties officeooo:rsid="000ec8ed" officeooo:paragraph-rsid="000ec8ed"/>
    </style:style>
    <style:style style:name="P3" style:family="paragraph" style:parent-style-name="Standard">
      <style:text-properties officeooo:rsid="000ec8ed" officeooo:paragraph-rsid="000f94f3"/>
    </style:style>
    <style:style style:name="P4" style:family="paragraph" style:parent-style-name="Standard">
      <style:text-properties officeooo:rsid="00130f4b" officeooo:paragraph-rsid="00130f4b"/>
    </style:style>
    <style:style style:name="P5" style:family="paragraph" style:parent-style-name="Standard">
      <style:text-properties officeooo:rsid="000f94f3" officeooo:paragraph-rsid="000f94f3"/>
    </style:style>
    <style:style style:name="T1" style:family="text">
      <style:text-properties officeooo:rsid="000f94f3"/>
    </style:style>
    <style:style style:name="T2" style:family="text">
      <style:text-properties officeooo:rsid="00111c57"/>
    </style:style>
    <style:style style:name="T3" style:family="text">
      <style:text-properties officeooo:rsid="0014f9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ios</text:p>
      <text:p text:style-name="P1"/>
      <text:p text:style-name="P1">1. Realizar o mapeamento dos estados com as suas siglas. </text:p>
      <text:p text:style-name="P1"><text:tab/>Exemplo:RS, Riogrande do sul</text:p>
      <text:p text:style-name="P1"/>
      <text:p text:style-name="P1">2. Realizar o mapaemento d<text:span text:style-name="T2">a</text:span> <text:span text:style-name="T2">Classe de</text:span> carros, com as suas placas</text:p>
      <text:p text:style-name="P1"><text:tab/>Exemplo: 123ABC, <text:span text:style-name="T3">2012,</text:span> Corsa</text:p>
      <text:p text:style-name="P1"/>
      <text:p text:style-name="P4">Classe carro </text:p>
      <text:p text:style-name="P4"><text:tab/>Atributos: ano, modelo</text:p>
      <text:p text:style-name="P4"/>
      <text:p text:style-name="P4">Indexar o valor de uma placa, para chamar um determinado carro, com o seu ano e modelo</text:p>
      <text:p text:style-name="P1"/>
      <text:p text:style-name="P3">3.<text:span text:style-name="T1">Criar um menu com as opções: -Inserir, -Buscar, -Remover, -Atualizar, trabalhando com as funções de pessoas.</text:span></text:p>
      <text:p text:style-name="P5"><text:tab/>Exemplo: Iverton, Profess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n Ricardo</meta:initial-creator>
    <meta:creation-date>2015-04-23T20:14:21.156538682</meta:creation-date>
    <dc:date>2015-04-24T11:09:59.186317168</dc:date>
    <dc:creator>Lenon Ricardo</dc:creator>
    <meta:editing-duration>PT47M51S</meta:editing-duration>
    <meta:editing-cycles>5</meta:editing-cycles>
    <meta:generator>LibreOffice/4.3.6.2$Linux_x86 LibreOffice_project/430$Build-2</meta:generator>
    <meta:document-statistic meta:table-count="0" meta:image-count="0" meta:object-count="0" meta:page-count="1" meta:paragraph-count="10" meta:word-count="72" meta:character-count="450" meta:non-whitespace-character-count="381"/>
  </office:meta>
</office:document-meta>
</file>